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4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5" style:family="table-cell" style:parent-style-name="Default">
      <style:text-properties style:font-name="Times New Romanc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3">
          <table:table-cell table:style-name="ce1" office:value-type="string" table:number-columns-spanned="18" table:number-rows-spanned="1">
            <text:p>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11"/>
          <table:table-cell table:number-columns-repeated="1006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 col[2]['ct_id'], ho['id'], ho['loai_id'], 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nguon_tinh_thanh_id'], ho['nguon_phuong_xa_id'], ho['nguon_khu_pho_id'], ho['nguon_quan_huyen_id'])" xlink:type="simple">noi_cap</text:a>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9-11T14:51:40</dc:date>
    <meta:editing-duration>PT17H13M29S</meta:editing-duration>
    <meta:editing-cycles>242</meta:editing-cycles>
    <meta:generator>LibreOffice/3.5$Linux_x86 LibreOffice_project/350m1$Build-2</meta:generator>
    <dc:creator>phuoc </dc:creator>
    <meta:document-statistic meta:table-count="3" meta:cell-count="14" meta:object-count="0"/>
  </office:meta>
</office:document-meta>
</file>